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fo:color="#000000"/>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fo:color="#000000"/>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fo:color="#00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normal" fo:font-family="Calibri" style:font-family-asian="Calibri" style:font-family-complex="Calibri" fo:background-color="transparent"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bold" fo:font-family="Calibri" style:font-family-asian="Calibri" style:font-family-complex="Calibri" fo:background-color="transparent" fo:color="#000000"/>
    </style:style>
    <style:style style:name="T437" style:family="text">
      <style:text-properties fo:font-size="11.00pt" fo:font-weight="normal" fo:font-family="Calibri" style:font-family-asian="Calibri" style:font-family-complex="Calibri" fo:background-color="transparent" fo:color="#00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bold" fo:font-family="Calibri" style:font-family-asian="Calibri" style:font-family-complex="Calibri" fo:background-color="transparent" fo:color="#000000"/>
    </style:style>
    <style:style style:name="T441" style:family="text">
      <style:text-properties fo:font-size="11.00pt" fo:font-weight="normal" fo:font-family="Calibri" style:font-family-asian="Calibri" style:font-family-complex="Calibri" fo:background-color="transparent" fo:color="#000000"/>
    </style:style>
    <style:style style:name="T4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8"><text:span text:style-name="T418"/></text:p>
      <text:p text:style-name="P348"><text:span text:style-name="T419">Sprint XX: Rework Shop/Village event + views</text:span></text:p>
      <text:p text:style-name="P348"><text:span text:style-name="T420"/></text:p>
      <text:p text:style-name="P348"><text:span text:style-name="T421">Sprint ??: Update team creation and character roster views</text:span></text:p>
      <text:p text:style-name="P348"><text:span text:style-name="T422"/></text:p>
      <text:p text:style-name="P348"><text:span text:style-name="T423">Sprint XX: Design/Implement new story events, update old story events, rework story event view</text:span></text:p>
      <text:p text:style-name="P348"><text:span text:style-name="T424"/></text:p>
      <text:p text:style-name="P348"><text:span text:style-name="T425">Sprint XX: Concluding all view updates. Update transistions, polish all views, fixes bugs, etc</text:span></text:p>
      <text:p text:style-name="P348"><text:span text:style-name="T426">- Once all the new views are implemented from previous sprints, polish</text:span></text:p>
      <text:p text:style-name="P348"><text:span text:style-name="T426">- fix bugs</text:span></text:p>
      <text:p text:style-name="P348"><text:span text:style-name="T426">- create nicer transisitions between views</text:span></text:p>
      <text:p text:style-name="P348"><text:span text:style-name="T427"/></text:p>
      <text:p text:style-name="P348"><text:span text:style-name="T427"/></text:p>
      <text:p text:style-name="P349"><text:span text:style-name="T428">Sprints</text:span></text:p>
      <text:p text:style-name="P350"><text:span text:style-name="T429"/></text:p>
      <text:p text:style-name="P350"><text:span text:style-name="T430">Sprint ??: Implement difficulty system</text:span></text:p>
      <text:p text:style-name="P350"><text:span text:style-name="T430">Sprint ??: Rework camp site event + views</text:span></text:p>
      <text:p text:style-name="P350"><text:span text:style-name="T430">Sprint ??: Rework States, Update kings blessing start event</text:span></text:p>
      <text:p text:style-name="P350"><text:span text:style-name="T430">Sprint ??: Rework Shop/Village event + views</text:span></text:p>
      <text:p text:style-name="P350"><text:span text:style-name="T430">Sprint ??: Update old items, implement new items</text:span></text:p>
      <text:p text:style-name="P350"><text:span text:style-name="T430">Sprint ??: Implement Act 2 logic (after killing boss, restart act 1, but increase power of enemies)</text:span></text:p>
      <text:p text:style-name="P350"><text:span text:style-name="T431"/></text:p>
      <text:p text:style-name="P350"><text:span text:style-name="T431"/></text:p>
      <text:p text:style-name="P350"><text:span text:style-name="T432">Sprint ??: Combat helper system</text:span></text:p>
      <text:p text:style-name="P350"><text:span text:style-name="T432">Sprint ??: Error helper system</text:span></text:p>
      <text:p text:style-name="P350"><text:span text:style-name="T432">Sprint ??: Rework starting presets / tweak tree abilities + passives</text:span></text:p>
      <text:p text:style-name="P350"><text:span text:style-name="T432">Sprint ??: More spell / ability VFXs / Fix old VFX spaziness from rigid body</text:span></text:p>
      <text:p text:style-name="P350"><text:span text:style-name="T432">Sprint ??: UCM / Item view updates (items change model appearance)</text:span></text:p>
      <text:p text:style-name="P350"><text:span text:style-name="T432">Sprint ??: Character preset builder screen / features</text:span></text:p>
      <text:p text:style-name="P350"><text:span text:style-name="T432">Sprint ??: Re work shop view</text:span></text:p>
      <text:p text:style-name="P350"><text:span text:style-name="T432">Sprint ??: Rework camp site view</text:span></text:p>
      <text:p text:style-name="P350"><text:span text:style-name="T432">Sprint ??: More enemies and elites</text:span></text:p>
      <text:p text:style-name="P350"><text:span text:style-name="T432">Sprint ??: Rework assassination tree and other trees + abilities</text:span></text:p>
      <text:p text:style-name="P350"><text:span text:style-name="T432">Sprint ??: Item cards display info boxes about the passives they grant</text:span></text:p>
      <text:p text:style-name="P350"><text:span text:style-name="T432">Sprint ??: Make mobile ready</text:span></text:p>
      <text:p text:style-name="P350"><text:span text:style-name="T432">Sprint ??: Player prefs / load and save game</text:span></text:p>
      <text:p text:style-name="P350"><text:span text:style-name="T432">Sprint ??: Loading screen tips.</text:span></text:p>
      <text:p text:style-name="P350"><text:span text:style-name="T433"/></text:p>
      <text:p text:style-name="P350"><text:span text:style-name="T433"/></text:p>
      <text:p text:style-name="P350"><text:span text:style-name="T434">Things that need better mouse over info logic</text:span></text:p>
      <text:list text:style-name="L351">
        <text:list-item>
          <text:p text:style-name="P351"><text:span text:style-name="T434">status icons on entities</text:span></text:p>
        </text:list-item>
        <text:list-item>
          <text:p text:style-name="P351"><text:span text:style-name="T434">item cards show info about the passives they grant</text:span></text:p>
        </text:list-item>
        <text:list-item>
          <text:p text:style-name="P351"><text:span text:style-name="T434">character roster: all stats and attributes display info on what they mean/do</text:span></text:p>
        </text:list-item>
      </text:list>
      <text:p text:style-name="P352"><text:span text:style-name="T435"/></text:p>
      <text:p text:style-name="P352"><text:span text:style-name="T435"/></text:p>
      <text:p text:style-name="P352"><text:span text:style-name="T436">To do Before giving out for play testing</text:span></text:p>
      <text:list text:style-name="L353">
        <text:list-item>
          <text:p text:style-name="P353"><text:span text:style-name="T437">TIP SYSTEM!: at least while screen loading, something simple.</text:span></text:p>
        </text:list-item>
        <text:list-item>
          <text:p text:style-name="P353"><text:span text:style-name="T437">Action queue system (prevent players from accidently breaking game by using an ability while another ability action is not yet resolved) DONE</text:span></text:p>
        </text:list-item>
        <text:list-item>
          <text:p text:style-name="P353"><text:span text:style-name="T437">Game over victory and game over defeat events confirmed to work properly DONE</text:span></text:p>
        </text:list-item>
        <text:list-item>
          <text:p text:style-name="P353"><text:span text:style-name="T437">Player Prefs / save game / load saved game feature</text:span></text:p>
        </text:list-item>
        <text:list-item>
          <text:p text:style-name="P353"><text:span text:style-name="T437">quit button on main menu closes application DONE</text:span></text:p>
        </text:list-item>
        <text:list-item>
          <text:p text:style-name="P353"><text:span text:style-name="T437">Re do status icons view system DONE</text:span></text:p>
        </text:list-item>
        <text:list-item>
          <text:p text:style-name="P353"><text:span text:style-name="T437">update ability card views / make an ability card prefab DONE</text:span></text:p>
        </text:list-item>
        <text:list-item>
          <text:p text:style-name="P353"><text:span text:style-name="T438">combat helper system integrated with defender orders (choose a target, choose a tile, etc)</text:span></text:p>
        </text:list-item>
        <text:list-item>
          <text:p text:style-name="P353"><text:span text:style-name="T438">in future, this info panel will have a cancel button for mobile, since mobile users cant right click</text:span></text:p>
        </text:list-item>
        <text:list-item>
          <text:p text:style-name="P353"><text:span text:style-name="T438">error helper system</text:span></text:p>
        </text:list-item>
        <text:list-item>
          <text:p text:style-name="P353"><text:span text:style-name="T438">combat system (“Invalid target: out of range, target has stealth etc. You don't have enough energy for that! Cant use ability: Character is silenced, etc etc)”</text:span></text:p>
        </text:list-item>
        <text:list-item>
          <text:p text:style-name="P353"><text:span text:style-name="T438">Update kings blessing event buttons views DONE</text:span></text:p>
        </text:list-item>
      </text:list>
      <text:p text:style-name="P354"><text:span text:style-name="T439"/></text:p>
      <text:p text:style-name="P354"><text:span text:style-name="T439"/></text:p>
      <text:p text:style-name="P354"><text:span text:style-name="T439"/></text:p>
      <text:p text:style-name="P354"><text:span text:style-name="T440">Views and Visuals to update (general over view)</text:span></text:p>
      <text:list text:style-name="L355">
        <text:list-item>
          <text:p text:style-name="P355"><text:span text:style-name="T441">Main menu screen</text:span></text:p>
        </text:list-item>
        <text:list-item>
          <text:p text:style-name="P355"><text:span text:style-name="T441">Team builder screen</text:span></text:p>
        </text:list-item>
        <text:list-item>
          <text:p text:style-name="P355"><text:span text:style-name="T441">World Map</text:span></text:p>
        </text:list-item>
        <text:list-item>
          <text:p text:style-name="P355"><text:span text:style-name="T441">Character Panel</text:span></text:p>
        </text:list-item>
        <text:list-item>
          <text:p text:style-name="P355"><text:span text:style-name="T441">Front Page</text:span></text:p>
        </text:list-item>
        <text:list-item>
          <text:p text:style-name="P355"><text:span text:style-name="T441">Talents Page</text:span></text:p>
        </text:list-item>
        <text:list-item>
          <text:p text:style-name="P355"><text:span text:style-name="T441">Camp site screen</text:span></text:p>
        </text:list-item>
        <text:list-item>
          <text:p text:style-name="P355"><text:span text:style-name="T441">Shop screen</text:span></text:p>
        </text:list-item>
        <text:list-item>
          <text:p text:style-name="P355"><text:span text:style-name="T441">Game Level</text:span></text:p>
        </text:list-item>
        <text:list-item>
          <text:p text:style-name="P355"><text:span text:style-name="T441">Level BG</text:span></text:p>
        </text:list-item>
        <text:list-item>
          <text:p text:style-name="P355"><text:span text:style-name="T441">Tiles</text:span></text:p>
        </text:list-item>
        <text:list-item>
          <text:p text:style-name="P355"><text:span text:style-name="T441">Enemy Info panels</text:span></text:p>
        </text:list-item>
        <text:list-item>
          <text:p text:style-name="P355"><text:span text:style-name="T441">Top Panel</text:span></text:p>
        </text:list-item>
        <text:list-item>
          <text:p text:style-name="P355"><text:span text:style-name="T441">States View</text:span></text:p>
        </text:list-item>
        <text:list-item>
          <text:p text:style-name="P355"><text:span text:style-name="T441">Defender ability bar view</text:span></text:p>
        </text:list-item>
        <text:list-item>
          <text:p text:style-name="P355"><text:span text:style-name="T441">All new ability + passive icons</text:span></text:p>
        </text:list-item>
        <text:list-item>
          <text:p text:style-name="P355"><text:span text:style-name="T441">Ability Info Panel</text:span></text:p>
        </text:list-item>
        <text:list-item>
          <text:p text:style-name="P355"><text:span text:style-name="T441">Items + Item Cards</text:span></text:p>
        </text:list-item>
        <text:list-item>
          <text:p text:style-name="P355"><text:span text:style-name="T441">States + State Cards</text:span></text:p>
        </text:list-item>
      </text:list>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text:p text:style-name="P356"><text:span text:style-name="T4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